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automatic-styles>
    <style:style style:name="P1" style:family="paragraph" style:parent-style-name="Text_20_body">
      <style:text-properties style:font-name="Arial" officeooo:rsid="000f9c5b" officeooo:paragraph-rsid="000f9c5b"/>
    </style:style>
    <style:style style:name="P2" style:family="paragraph" style:parent-style-name="Text_20_body">
      <style:text-properties style:font-name="Arial" officeooo:paragraph-rsid="000f9c5b"/>
    </style:style>
    <style:style style:name="P3" style:family="paragraph" style:parent-style-name="Text_20_body">
      <style:text-properties officeooo:paragraph-rsid="000f9c5b"/>
    </style:style>
    <style:style style:name="P4" style:family="paragraph" style:parent-style-name="Text_20_body">
      <style:text-properties officeooo:paragraph-rsid="001031b8"/>
    </style:style>
    <style:style style:name="P5" style:family="paragraph" style:parent-style-name="Heading_20_1" style:list-style-name="">
      <style:text-properties officeooo:rsid="000e3a90" officeooo:paragraph-rsid="000e3a90"/>
    </style:style>
    <style:style style:name="P6" style:family="paragraph" style:parent-style-name="Heading_20_2">
      <style:text-properties style:font-name="Arial"/>
    </style:style>
    <style:style style:name="P7" style:family="paragraph" style:parent-style-name="Heading_20_3">
      <style:text-properties style:font-name="Arial"/>
    </style:style>
    <style:style style:name="P8" style:family="paragraph" style:parent-style-name="Heading_20_3">
      <style:text-properties style:font-name="Arial" officeooo:rsid="000e3a90" officeooo:paragraph-rsid="0010a9b3"/>
    </style:style>
    <style:style style:name="P9" style:family="paragraph" style:parent-style-name="Heading_20_3">
      <style:text-properties style:font-name="Arial" officeooo:paragraph-rsid="0010a9b3"/>
    </style:style>
    <style:style style:name="P10" style:family="paragraph" style:parent-style-name="Heading_20_3">
      <style:text-properties style:font-name="Arial"/>
    </style:style>
    <style:style style:name="P11" style:family="paragraph" style:parent-style-name="Heading_20_4">
      <style:text-properties style:font-name="Arial"/>
    </style:style>
    <style:style style:name="P12" style:family="paragraph" style:parent-style-name="Heading_20_4">
      <style:text-properties officeooo:paragraph-rsid="0010a9b3"/>
    </style:style>
    <style:style style:name="P13" style:family="paragraph" style:parent-style-name="Heading_20_4">
      <style:text-properties style:font-name="Arial"/>
    </style:style>
    <style:style style:name="P14" style:family="paragraph" style:parent-style-name="Text_20_body">
      <style:text-properties style:font-name="Arial" fo:font-weight="normal" officeooo:rsid="000f189e" officeooo:paragraph-rsid="000f189e" style:font-weight-asian="normal" style:font-weight-complex="normal"/>
    </style:style>
    <style:style style:name="P15" style:family="paragraph" style:parent-style-name="Text_20_body">
      <style:text-properties officeooo:paragraph-rsid="0010a9b3"/>
    </style:style>
    <style:style style:name="P16" style:family="paragraph" style:parent-style-name="Text_20_body">
      <style:text-properties officeooo:paragraph-rsid="0010f1db"/>
    </style:style>
    <style:style style:name="P17" style:family="paragraph" style:parent-style-name="Text_20_body">
      <style:text-properties style:font-name="Arial" officeooo:paragraph-rsid="0010f1db"/>
    </style:style>
    <style:style style:name="P18" style:family="paragraph" style:parent-style-name="Text_20_body">
      <style:text-properties style:font-name="Arial"/>
    </style:style>
    <style:style style:name="P19" style:family="paragraph" style:parent-style-name="Text_20_body">
      <style:text-properties officeooo:paragraph-rsid="000f189e"/>
    </style:style>
    <style:style style:name="T1" style:family="text">
      <style:text-properties officeooo:rsid="000f189e"/>
    </style:style>
    <style:style style:name="T2" style:family="text">
      <style:text-properties fo:font-style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031b8" style:font-weight-asian="normal" style:font-weight-complex="normal"/>
    </style:style>
    <style:style style:name="T6" style:family="text">
      <style:text-properties style:font-name="Arial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weight="normal" officeooo:rsid="001349f6" style:font-weight-asian="normal" style:font-weight-complex="normal"/>
    </style:style>
    <style:style style:name="T9" style:family="text">
      <style:text-properties style:font-name="Arial" fo:font-weight="bold" style:font-weight-asian="bold" style:font-weight-complex="bold"/>
    </style:style>
    <style:style style:name="T10" style:family="text">
      <style:text-properties style:font-name="Arial" officeooo:rsid="000f9c5b"/>
    </style:style>
    <style:style style:name="T11" style:family="text">
      <style:text-properties style:font-name="Arial" officeooo:rsid="001031b8"/>
    </style:style>
    <style:style style:name="T12" style:family="text">
      <style:text-properties style:font-name="Arial" fo:font-style="normal" officeooo:rsid="001031b8" style:font-style-asian="normal" style:font-style-complex="normal"/>
    </style:style>
    <style:style style:name="T13" style:family="text">
      <style:text-properties style:font-name="Arial" fo:font-style="normal" fo:font-weight="bold" officeooo:rsid="001031b8" style:font-style-asian="normal" style:font-weight-asian="bold" style:font-style-complex="normal" style:font-weight-complex="bold"/>
    </style:style>
    <style:style style:name="T14" style:family="text">
      <style:text-properties style:font-name="Arial" fo:font-style="normal" fo:font-weight="normal" officeooo:rsid="001349f6" style:font-style-asian="normal" style:font-weight-asian="normal" style:font-style-complex="normal" style:font-weight-complex="normal"/>
    </style:style>
    <style:style style:name="T15" style:family="text">
      <style:text-properties style:font-name="Arial" officeooo:rsid="000e3a90"/>
    </style:style>
    <style:style style:name="T16" style:family="text">
      <style:text-properties style:font-name="Arial" officeooo:rsid="0010a9b3"/>
    </style:style>
    <style:style style:name="T17" style:family="text">
      <style:text-properties style:font-name="Arial" officeooo:rsid="0010f1db"/>
    </style:style>
    <style:style style:name="T18" style:family="text">
      <style:text-properties style:font-name="Arial" officeooo:rsid="000f189e"/>
    </style:style>
    <style:style style:name="T19" style:family="text">
      <style:text-properties style:font-name="Arial" officeooo:rsid="001349f6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031b8" style:font-style-asian="normal" style:font-style-complex="normal"/>
    </style:style>
    <style:style style:name="T22" style:family="text">
      <style:text-properties officeooo:rsid="0010f1db"/>
    </style:style>
    <style:style style:name="T23" style:family="text">
      <style:text-properties officeooo:rsid="000e3a90"/>
    </style:style>
    <style:style style:name="T24" style:family="text">
      <style:text-properties style:font-name="Arial"/>
    </style:style>
    <style:style style:name="T25" style:family="text">
      <style:text-properties style:font-name="Arial" officeooo:rsid="0010f1db"/>
    </style:style>
    <style:style style:name="T26" style:family="text">
      <style:text-properties style:font-name="Arial" fo:font-weight="bold" style:font-weight-asian="bold" style:font-weight-complex="bold"/>
    </style:style>
    <style:style style:name="T27" style:family="text">
      <style:text-properties officeooo:rsid="0012cc0a"/>
    </style:style>
    <style:style style:name="T28" style:family="text">
      <style:text-properties officeooo:rsid="001349f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5" text:outline-level="1">Les articles</text:h>
      <text:h text:style-name="P6" text:outline-level="2">A/An</text:h>
      <text:h text:style-name="P7" text:outline-level="3">Règles générales</text:h>
      <text:h text:style-name="P11" text:outline-level="4">Au singulier</text:h>
      <text:p text:style-name="P19"><text:span text:style-name="T18">- </text:span><text:span text:style-name="T6">On ne peut </text:span><text:span text:style-name="T19">les </text:span><text:span text:style-name="T6">utiliser que devant un </text:span><text:span text:style-name="T9">nom dénombrable singulier</text:span></text:p>
      <text:h text:style-name="P11" text:outline-level="4">Au pluriel</text:h>
      <text:p text:style-name="P14">- On ne met aucun déterminant</text:p>
      <text:h text:style-name="P7" text:outline-level="3">Cas particuliers et exceptions</text:h>
      <text:h text:style-name="Heading_20_4" text:outline-level="4">Quand A/An sont obligatoires</text:h>
      <text:p text:style-name="P1">- devant un nom de <text:span text:style-name="T3">métier</text:span></text:p>
      <text:p text:style-name="P3"><text:span text:style-name="T10">- </text:span><text:span text:style-name="T6">après </text:span><text:span text:style-name="Emphasis"><text:span text:style-name="T6">what</text:span></text:span><text:span text:style-name="T6"> et </text:span><text:span text:style-name="Emphasis"><text:span text:style-name="T6">such</text:span></text:span><text:span text:style-name="T6"> dans les </text:span><text:span text:style-name="T9">propositions exclamatives</text:span></text:p>
      <text:p text:style-name="P3"><text:span text:style-name="T6">- après </text:span><text:span text:style-name="Emphasis"><text:span text:style-name="T6">without</text:span></text:span><text:span text:style-name="T6"> suivi d'un nom </text:span><text:span text:style-name="T9">dénombrable singulier</text:span></text:p>
      <text:p text:style-name="P2">- dans les <text:span text:style-name="T3">appositions</text:span></text:p>
      <text:h text:style-name="Heading_20_3" text:outline-level="3"><text:span text:style-name="T5">A </text:span><text:span text:style-name="T4">vs An</text:span></text:h>
      <text:h text:style-name="Heading_20_4" text:outline-level="4">Emplois de A</text:h>
      <text:p text:style-name="P4"><text:span text:style-name="T6">- devant les mots qui commencent par une </text:span><text:span text:style-name="T9">consonne</text:span><text:span text:style-name="T6"> </text:span><text:span text:style-name="T11">ou</text:span><text:span text:style-name="T6"> par -</text:span><text:span text:style-name="T9">y</text:span><text:span text:style-name="T6">, -</text:span><text:span text:style-name="T9">u</text:span><text:span text:style-name="T6"> ou -</text:span><text:span text:style-name="T9">eu</text:span><text:span text:style-name="T6"> si cela se prononce "</text:span><text:span text:style-name="Emphasis"><text:span text:style-name="T6">you"</text:span></text:span></text:p>
      <text:h text:style-name="Heading_20_4" text:outline-level="4"><text:span text:style-name="Emphasis"><text:span text:style-name="T20">Emplois de </text:span></text:span><text:span text:style-name="Emphasis"><text:span text:style-name="T21">An</text:span></text:span></text:h>
      <text:p text:style-name="Text_20_body"><text:span text:style-name="Emphasis"><text:span text:style-name="T12">- devant les mots qui commencent par une </text:span></text:span><text:span text:style-name="Emphasis"><text:span text:style-name="T13">voyelle</text:span></text:span><text:span text:style-name="Emphasis"><text:span text:style-name="T12">, sauf si elle se prononce "</text:span></text:span><text:span text:style-name="Emphasis"><text:span text:style-name="T11">you"</text:span></text:span><text:span text:style-name="Emphasis"><text:span text:style-name="T12">, ou qui commencent par un </text:span></text:span><text:span text:style-name="Emphasis"><text:span text:style-name="T13">h muet</text:span></text:span></text:p>
      <text:h text:style-name="P6" text:outline-level="2">The</text:h>
      <text:h text:style-name="P8" text:outline-level="3">Règles générales</text:h>
      <text:p text:style-name="P15"><text:span text:style-name="T15">- </text:span><text:span text:style-name="T16">Il </text:span><text:span text:style-name="T15">se traduit en français par "le", "la", ou "les"</text:span></text:p>
      <text:p text:style-name="P15"><text:span text:style-name="T15">- </text:span><text:span text:style-name="T16">On </text:span><text:span text:style-name="T15">peut </text:span><text:span text:style-name="T16">l</text:span><text:span text:style-name="T15">'utiliser à la fois devant des noms dénombrables et devant les noms indénombrables</text:span></text:p>
      <text:h text:style-name="Heading_20_3" text:outline-level="3"><text:span text:style-name="T15">V</text:span><text:span text:style-name="T6">aleur démonstrative</text:span></text:h>
      <text:h text:style-name="Heading_20_4" text:outline-level="4">concepts généraux</text:h>
      <text:p text:style-name="Standard"><text:span text:style-name="T22">-</text:span><text:span text:style-name="T17"> </text:span><text:span text:style-name="T6">Il ne faut pas </text:span><text:span text:style-name="T17">l’</text:span><text:span text:style-name="T6">utiliser lorsque l'on énonce des généralités </text:span><text:span text:style-name="T17">(choses en général)</text:span><text:span text:style-name="T6">. </text:span><text:span text:style-name="T17">Il ne faut rien mettre</text:span><text:span text:style-name="T6"> devant le nom pour marquer l'indéfini</text:span></text:p>
      <text:h text:style-name="Heading_20_4" text:outline-level="4">valeur démonstrative</text:h>
      <text:p text:style-name="P18">- On <text:span text:style-name="T22">l’</text:span>utilise lorsque l'on parle de choses, de personnes ou d'idées particulières, précises, que l'on connaît et que l'on peut nommer</text:p>
      <text:h text:style-name="P9" text:outline-level="3"><text:span text:style-name="T23">Cas particuliers et exceptions</text:span></text:h>
      <text:h text:style-name="P12" text:outline-level="4"><text:span text:style-name="T15">utilisation obligatoire </text:span><text:span text:style-name="T17">devant</text:span></text:h>
      <text:p text:style-name="P17"><text:span text:style-name="T22">- Les noms d'instruments de musique</text:span></text:p>
      <text:p text:style-name="P17"><text:span text:style-name="T22">- </text:span>Les noms de famille</text:p>
      <text:p text:style-name="P17">- Les noms correspondant à une nationalité, une catégorie sociale ou culturelle</text:p>
      <text:p text:style-name="P17">- <text:span text:style-name="T22">L</text:span>es noms de chaînes de montagnes, de rivières et de fleuves, de mers et d'océans</text:p>
      <text:p text:style-name="P16"><text:span text:style-name="T6">- les noms de bâtiments tels que </text:span><text:span text:style-name="Emphasis"><text:span text:style-name="T6">prison, cinema, church</text:span></text:span><text:span text:style-name="T6"> sauf lorsqu'ils ne désignent pas un bâtiment </text:span><text:span text:style-name="T17">mais le « service »</text:span></text:p>
      <text:h text:style-name="P11" text:outline-level="4">absence obligatoire devant</text:h>
      <text:p text:style-name="P17"><text:span text:style-name="T22">- </text:span>Les noms de langues</text:p>
      <text:p text:style-name="P17">- Les noms de rues, villes</text:p>
      <text:p text:style-name="P17">- Les noms de sports</text:p>
      <text:p text:style-name="P17">- les noms de lacs et de sommets montagneux</text:p>
      <text:p text:style-name="P16"><text:span text:style-name="T6">- devant les grades militaires et les titres </text:span><text:span text:style-name="T9">s'ils précédent le nom de la personne</text:span></text:p>
      <text:h text:style-name="P6" text:outline-level="2">Article <text:span text:style-name="T22">Ø</text:span></text:h>
      <text:h text:style-name="P7" text:outline-level="3">Traduction de « le, la, les »</text:h>
      <text:p text:style-name="P18">- Devant des noms dénombrables pluriels ou des noms indénombrables, <text:span text:style-name="T22">ces</text:span> articles <text:span text:style-name="T27">s’ils</text:span> expriment une vérité générale se traduisent par ∅</text:p>
      <text:h text:style-name="P7" text:outline-level="3">Traduction de « du, de la, des »</text:h>
      <text:p text:style-name="P18">- Devant des noms dénombrables pluriels ou des noms indénombrables, ∅ permet de prélever une partie d'un ensemble et se traduit par <text:span text:style-name="T27">ces</text:span> articl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normal" style:text-underline-style="solid" style:text-underline-width="auto" style:text-underline-color="#2a6099" fo:font-weight="normal" style:font-size-asian="13pt" style:font-style-asian="normal" style:font-weight-asian="normal" style:font-size-complex="13pt" style:font-style-complex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0.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5233*" fo:start-indent="0cm" fo:end-indent="0cm"/>
          <style:column style:rel-width="5233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4T14:19:02.863903550</meta:creation-date>
    <meta:editing-duration>PT46M14S</meta:editing-duration>
    <meta:editing-cycles>8</meta:editing-cycles>
    <meta:generator>LibreOffice/7.3.4.2$Linux_X86_64 LibreOffice_project/30$Build-2</meta:generator>
    <dc:title>TST</dc:title>
    <dc:date>2022-07-24T17:30:23.022823668</dc:date>
    <meta:document-statistic meta:table-count="0" meta:image-count="0" meta:object-count="0" meta:page-count="1" meta:paragraph-count="45" meta:word-count="369" meta:character-count="2066" meta:non-whitespace-character-count="1742"/>
    <meta:template xlink:type="simple" xlink:actuate="onRequest" xlink:title="TST" xlink:href="../../../../../.config/libreoffice/4/user/template/TST.ott" meta:date="2022-07-24T14:18:57.807227489"/>
  </office:meta>
</office:document-meta>
</file>